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office:value-type="string" calcext:value-type="string">
            <text:p>./a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7T19:03:10.033594322</dc:date>
    <meta:editing-duration>PT7H52M5S</meta:editing-duration>
    <meta:editing-cycles>104</meta:editing-cycles>
    <meta:generator>LibreOffice/7.4.5.1$Linux_X86_64 LibreOffice_project/40$Build-1</meta:generator>
    <meta:document-statistic meta:table-count="1" meta:cell-count="1469" meta:object-count="0"/>
  </office:meta>
</office:document-meta>
</file>